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5.6709in"/>
          <style:tab-stop style:position="5.8016in"/>
          <style:tab-stop style:position="5.8909in"/>
          <style:tab-stop style:position="6.1673in"/>
          <style:tab-stop style:position="6.2362in"/>
          <style:tab-stop style:position="6.2846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7T20:16:19.907794745</meta:creation-date>
    <dc:date>2021-05-08T08:49:53.048669819</dc:date>
    <meta:editing-duration>PT12H17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30$Build-2</meta:generator>
  </office:meta>
</office:document-meta>
</file>